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0fa4" officeooo:paragraph-rsid="00120fa4"/>
    </style:style>
    <style:style style:name="P2" style:family="paragraph" style:parent-style-name="Standard">
      <style:text-properties officeooo:rsid="00120fa4" officeooo:paragraph-rsid="0012617e"/>
    </style:style>
    <style:style style:name="T1" style:family="text">
      <style:text-properties officeooo:rsid="0012617e"/>
    </style:style>
    <style:style style:name="T2" style:family="text">
      <style:text-properties officeooo:rsid="001336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ecificação de requisitos de<text:span text:style-name="T2">Software</text:span></text:p>
      <text:p text:style-name="P1"/>
      <text:p text:style-name="P1">1.1 Professor se cadastra na plataforma e em seguida cadastra suas turmas junto com as atividades dessa</text:p>
      <text:p text:style-name="P1">1..1.1 Os alunos de posse de um código entra na turma e em seguida faz seu próprio cadastro</text:p>
      <text:p text:style-name="P1"/>
      <text:p text:style-name="P2">1.2 <text:span text:style-name="T2">Logo ele já pode propor</text:span> <text:s/>o primeiro desafio junto da 1º lição, o docente que ira determinar de quanto é o intervalo<text:span text:style-name="T2">(diaria,semanal,quinzenal)</text:span> entre as lições as dificuldades e as notas equivalentes. .</text:p>
      <text:p text:style-name="P2"/>
      <text:p text:style-name="P2"><text:span text:style-name="T1">2.1 O aluno ele começa a receber suas missões e conforme vai avançando ira aumentando de nivel bem como recebendo algumas recompensas</text:span></text:p>
      <text:p text:style-name="P2"/>
      <text:p text:style-name="P2"><text:span text:style-name="T1">3.1 Um relatório sera gerado para o docente com a evolucao de seus alunos bem como as principais entraves dos mesmos após um mes de uso da plataforma. Um outro relatório sera gerado para os alunos com seus acertos avances e erros . <text:s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20:44:45.006000000</meta:creation-date>
    <dc:date>2018-09-30T21:29:08.244000000</dc:date>
    <meta:editing-duration>PT24M12S</meta:editing-duration>
    <meta:editing-cycles>2</meta:editing-cycles>
    <meta:generator>LibreOffice/6.0.1.1$Windows_x86 LibreOffice_project/60bfb1526849283ce2491346ed2aa51c465abfe6</meta:generator>
    <meta:document-statistic meta:table-count="0" meta:image-count="0" meta:object-count="0" meta:page-count="1" meta:paragraph-count="6" meta:word-count="137" meta:character-count="803" meta:non-whitespace-character-count="668"/>
  </office:meta>
</office:document-meta>
</file>